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Description</text:p>
          </table:table-cell>
          <table:table-cell table:style-name="ce2" office:value-type="string">
            <text:p>Date</text:p>
          </table:table-cell>
          <table:table-cell table:style-name="ce4" office:value-type="string">
            <text:p>Start time (hh:mm)</text:p>
          </table:table-cell>
          <table:table-cell table:style-name="ce4" office:value-type="string">
            <text:p>Stop time (hh:mm)</text:p>
          </table:table-cell>
          <table:table-cell table:style-name="ce4" office:value-type="string">
            <text:p>Duration (hh:mm)</text:p>
          </table:table-cell>
        </table:table-row>
        <table:table-row table:style-name="ro2">
          <table:table-cell office:value-type="string">
            <text:p>CIS 467 lecture 1: reviewed course syllabus and requirements</text:p>
          </table:table-cell>
          <table:table-cell office:value-type="date" office:date-value="2014-08-25">
            <text:p>08/25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</table:table-row>
        <table:table-row table:style-name="ro2">
          <table:table-cell office:value-type="string">
            <text:p>Brainstormed possible projects with fellow classmates</text:p>
          </table:table-cell>
          <table:table-cell office:value-type="date" office:date-value="2014-08-25">
            <text:p>08/25/14</text:p>
          </table:table-cell>
          <table:table-cell office:value-type="string">
            <text:p>17:45</text:p>
          </table:table-cell>
          <table:table-cell office:value-type="string">
            <text:p>20:00</text:p>
          </table:table-cell>
          <table:table-cell office:value-type="string">
            <text:p>2:15</text:p>
          </table:table-cell>
        </table:table-row>
        <table:table-row table:style-name="ro2">
          <table:table-cell office:value-type="string">
            <text:p>Reviewed project ideas and submitted project votes</text:p>
          </table:table-cell>
          <table:table-cell office:value-type="date" office:date-value="2014-08-26">
            <text:p>08/26/14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0:30</text:p>
          </table:table-cell>
        </table:table-row>
        <table:table-row table:style-name="ro2">
          <table:table-cell office:value-type="string">
            <text:p>CIS 467 lecture 2: project guidelines and discussion</text:p>
          </table:table-cell>
          <table:table-cell office:value-type="date" office:date-value="2014-08-27">
            <text:p>08/27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</table:table-row>
        <table:table-row table:style-name="ro2">
          <table:table-cell office:value-type="string">
            <text:p>Team Meeting: discuss game ideas and roles</text:p>
          </table:table-cell>
          <table:table-cell office:value-type="date" office:date-value="2014-08-29">
            <text:p>08/29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Wrote and posted ice breaker</text:p>
          </table:table-cell>
          <table:table-cell office:value-type="date" office:date-value="2014-09-01">
            <text:p>09/01/14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0:30</text:p>
          </table:table-cell>
        </table:table-row>
        <table:table-row table:style-name="ro2">
          <table:table-cell office:value-type="string">
            <text:p>Worked on the ethics portion of the prospectus</text:p>
          </table:table-cell>
          <table:table-cell office:value-type="date" office:date-value="2014-09-03">
            <text:p>09/03/14</text:p>
          </table:table-cell>
          <table:table-cell office:value-type="string">
            <text:p>17:00</text:p>
          </table:table-cell>
          <table:table-cell office:value-type="string">
            <text:p>17:45</text:p>
          </table:table-cell>
          <table:table-cell office:value-type="string">
            <text:p>0:45</text:p>
          </table:table-cell>
        </table:table-row>
        <table:table-row table:style-name="ro2">
          <table:table-cell office:value-type="string">
            <text:p>Team Meeting: discuss prospectus and clarify game design choices</text:p>
          </table:table-cell>
          <table:table-cell office:value-type="date" office:date-value="2014-09-05">
            <text:p>09/05/14</text:p>
          </table:table-cell>
          <table:table-cell office:value-type="string">
            <text:p>15:00</text:p>
          </table:table-cell>
          <table:table-cell office:value-type="string">
            <text:p>17:30</text:p>
          </table:table-cell>
          <table:table-cell office:value-type="string">
            <text:p>2:30</text:p>
          </table:table-cell>
        </table:table-row>
        <table:table-row table:style-name="ro2">
          <table:table-cell office:value-type="string">
            <text:p>Team Meeting: reviewed all portions of the prospectus and presentation</text:p>
          </table:table-cell>
          <table:table-cell office:value-type="date" office:date-value="2014-09-08">
            <text:p>09/08/14</text:p>
          </table:table-cell>
          <table:table-cell office:value-type="string">
            <text:p>16:00</text:p>
          </table:table-cell>
          <table:table-cell office:value-type="string">
            <text:p>18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Team Meeting: discussed feasibility report and distributed work</text:p>
          </table:table-cell>
          <table:table-cell office:value-type="date" office:date-value="2014-09-12">
            <text:p>09/12/14</text:p>
          </table:table-cell>
          <table:table-cell office:value-type="string">
            <text:p>15:00</text:p>
          </table:table-cell>
          <table:table-cell office:value-type="string">
            <text:p>16:30</text:p>
          </table:table-cell>
          <table:table-cell office:value-type="string">
            <text:p>1:30</text:p>
          </table:table-cell>
        </table:table-row>
        <table:table-row table:style-name="ro2">
          <table:table-cell office:value-type="string">
            <text:p>Worked on the burn down chart for the feasibility report.</text:p>
          </table:table-cell>
          <table:table-cell office:value-type="date" office:date-value="2014-09-14">
            <text:p>09/14/14</text:p>
          </table:table-cell>
          <table:table-cell office:value-type="string">
            <text:p>10:30</text:p>
          </table:table-cell>
          <table:table-cell office:value-type="string">
            <text:p>11:00</text:p>
          </table:table-cell>
          <table:table-cell office:value-type="string">
            <text:p>0:30</text:p>
          </table:table-cell>
        </table:table-row>
        <table:table-row table:style-name="ro2">
          <table:table-cell office:value-type="string">
            <text:p>Team Meeting: Discussion on game mechanics</text:p>
          </table:table-cell>
          <table:table-cell office:value-type="date" office:date-value="2014-09-17">
            <text:p>09/17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Game Engine Meeting: started framework for a tile based engine</text:p>
          </table:table-cell>
          <table:table-cell office:value-type="date" office:date-value="2014-09-22">
            <text:p>09/22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Team Meeting: distributed work for game engine group</text:p>
          </table:table-cell>
          <table:table-cell office:value-type="date" office:date-value="2014-09-26">
            <text:p>09/26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created header files for sprites such as the hero, enemy, and items</text:p>
          </table:table-cell>
          <table:table-cell office:value-type="date" office:date-value="2014-09-28">
            <text:p>09/28/14</text:p>
          </table:table-cell>
          <table:table-cell office:value-type="string">
            <text:p>12:00</text:p>
          </table:table-cell>
          <table:table-cell table:number-columns-repeated="2" office:value-type="string">
            <text:p>1:00</text:p>
          </table:table-cell>
        </table:table-row>
        <table:table-row table:style-name="ro3">
          <table:table-cell office:value-type="string">
            <text:p>Team Meeting: Work distributed for the sprint 1 report</text:p>
          </table:table-cell>
          <table:table-cell office:value-type="date" office:date-value="2014-10-03">
            <text:p>10/03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Worked on the problems encountered section for the sprint 1 report</text:p>
          </table:table-cell>
          <table:table-cell office:value-type="date" office:date-value="2014-10-05">
            <text:p>10/05/14</text:p>
          </table:table-cell>
          <table:table-cell office:value-type="string">
            <text:p>12:00</text:p>
          </table:table-cell>
          <table:table-cell table:number-columns-repeated="2" office:value-type="string">
            <text:p>2: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otal Journal Time</text:p>
          </table:table-cell>
          <table:table-cell table:number-columns-repeated="3"/>
          <table:table-cell office:value-type="string">
            <text:p>26:00</text:p>
          </table:table-cell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10/06/2014</text:date>, <text:time>12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tek </meta:initial-creator>
    <meta:creation-date>2014-09-10T13:15:59.289186549</meta:creation-date>
    <dc:date>2014-10-06T12:32:06.01</dc:date>
    <meta:editing-duration>PT23M1S</meta:editing-duration>
    <meta:editing-cycles>2</meta:editing-cycles>
    <meta:generator>OpenOffice/4.0.0$Win32 OpenOffice.org_project/400m3$Build-9702</meta:generator>
    <meta:document-statistic meta:table-count="1" meta:cell-count="92" meta:object-count="0"/>
  </office:meta>
</office:document-meta>
</file>